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Times New Roman1" svg:font-family="'Times New Roman'"/>
    <style:font-face style:name="Courier New" svg:font-family="'Courier New'" style:font-family-generic="modern"/>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8736in" fo:margin-left="-0.0854in" table:align="left" style:writing-mode="lr-tb"/>
    </style:style>
    <style:style style:name="Table1.A" style:family="table-column">
      <style:table-column-properties style:column-width="1.3875in"/>
    </style:style>
    <style:style style:name="Table1.B" style:family="table-column">
      <style:table-column-properties style:column-width="0.925in"/>
    </style:style>
    <style:style style:name="Table1.C" style:family="table-column">
      <style:table-column-properties style:column-width="3.4403in"/>
    </style:style>
    <style:style style:name="Table1.D" style:family="table-column">
      <style:table-column-properties style:column-width="1.1208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fo:padding-left="0.075in" fo:padding-right="0.075in" fo:padding-top="0in" fo:padding-bottom="0in" fo:border-left="1.5pt solid #000000" fo:border-right="none" fo:border-top="none" fo:border-bottom="0.75pt solid #000000" style:writing-mode="lr-tb"/>
    </style:style>
    <style:style style:name="Table1.B2"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1.D2" style:family="table-cell">
      <style:table-cell-properties style:vertical-align="top" fo:padding-left="0.075in" fo:padding-right="0.075in" fo:padding-top="0in" fo:padding-bottom="0in" fo:border-left="0.75pt solid #000000" fo:border-right="1.5pt solid #000000" fo:border-top="none" fo:border-bottom="0.75pt solid #000000" style:writing-mode="lr-tb"/>
    </style:style>
    <style:style style:name="Table1.A3"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1.B3" style:family="table-cell">
      <style:table-cell-properties style:vertical-align="top" fo:padding-left="0.075in" fo:padding-right="0.075in" fo:padding-top="0in" fo:padding-bottom="0in" fo:border-left="0.75pt solid #000000" fo:border-right="none" fo:border-top="0.75pt solid #000000" fo:border-bottom="1.5pt solid #000000" style:writing-mode="lr-tb"/>
    </style:style>
    <style:style style:name="Table1.D3"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P1" style:family="paragraph" style:parent-style-name="Header">
      <style:paragraph-properties>
        <style:tab-stops>
          <style:tab-stop style:position="3.25in" style:type="center"/>
          <style:tab-stop style:position="6.6874in" style:type="right"/>
        </style:tab-stops>
      </style:paragraph-properties>
    </style:style>
    <style:style style:name="P2" style:family="paragraph" style:parent-style-name="Standard">
      <style:text-properties style:font-name="Times New Roman" fo:font-size="11pt" fo:language="none" fo:country="none" fo:font-weight="bold" style:font-size-asian="11pt" style:language-asian="none" style:country-asian="none" style:font-weight-asian="bold" style:font-name-complex="Times New Roman" style:font-size-complex="11pt"/>
    </style:style>
    <style:style style:name="P3" style:family="paragraph" style:parent-style-name="Standard">
      <style:text-properties style:font-name="Times New Roman" fo:language="none" fo:country="none" fo:font-weight="bold" style:language-asian="none" style:country-asian="none" style:font-weight-asian="bold" style:font-name-complex="Times New Roman"/>
    </style:style>
    <style:style style:name="P4" style:family="paragraph" style:parent-style-name="Standard">
      <style:text-properties style:font-name="Times New Roman" style:font-name-complex="Times New Roman" style:font-size-complex="12pt"/>
    </style:style>
    <style:style style:name="P5" style:family="paragraph" style:parent-style-name="Standard">
      <style:text-properties fo:font-weight="bold" style:font-weight-asian="bold"/>
    </style:style>
    <style:style style:name="P6" style:family="paragraph" style:parent-style-name="Standard">
      <style:text-properties officeooo:paragraph-rsid="00156544"/>
    </style:style>
    <style:style style:name="P7" style:family="paragraph" style:parent-style-name="Standard">
      <style:paragraph-properties fo:margin-top="0.028in" fo:margin-bottom="0.028in" loext:contextual-spacing="false"/>
    </style:style>
    <style:style style:name="P8" style:family="paragraph" style:parent-style-name="Standard">
      <style:paragraph-properties fo:margin-top="0.028in" fo:margin-bottom="0.028in" loext:contextual-spacing="false"/>
      <style:text-properties fo:font-weight="bold" style:font-weight-asian="bold"/>
    </style:style>
    <style:style style:name="P9" style:family="paragraph" style:parent-style-name="Standard">
      <style:paragraph-properties fo:margin-top="0.028in" fo:margin-bottom="0.028in" loext:contextual-spacing="false" fo:text-align="center" style:justify-single-word="false"/>
    </style:style>
    <style:style style:name="P10" style:family="paragraph" style:parent-style-name="Heading">
      <style:paragraph-properties fo:margin-top="0in" fo:margin-bottom="0.278in" loext:contextual-spacing="false"/>
      <style:text-properties fo:font-size="20pt" style:font-size-asian="20pt"/>
    </style:style>
    <style:style style:name="P11" style:family="paragraph" style:parent-style-name="Contents_20_1">
      <style:paragraph-properties>
        <style:tab-stops>
          <style:tab-stop style:position="0.25in"/>
        </style:tab-stops>
      </style:paragraph-properties>
    </style:style>
    <style:style style:name="P12" style:family="paragraph" style:parent-style-name="Contents_20_2">
      <style:paragraph-properties>
        <style:tab-stops>
          <style:tab-stop style:position="6.5in" style:type="right" style:leader-style="dotted" style:leader-text="."/>
        </style:tab-stops>
      </style:paragraph-properties>
    </style:style>
    <style:style style:name="P13" style:family="paragraph" style:parent-style-name="TOCEntry">
      <style:paragraph-properties fo:break-before="page"/>
    </style:style>
    <style:style style:name="P14" style:family="paragraph" style:parent-style-name="template">
      <style:text-properties fo:font-style="normal" style:font-style-asian="normal"/>
    </style:style>
    <style:style style:name="P15" style:family="paragraph" style:parent-style-name="template">
      <style:text-properties fo:font-style="normal" style:font-style-asian="normal" style:font-style-complex="italic"/>
    </style:style>
    <style:style style:name="P16" style:family="paragraph" style:parent-style-name="template">
      <style:text-properties fo:font-style="normal" officeooo:rsid="0014ae61" officeooo:paragraph-rsid="0014ae61" style:font-style-asian="normal"/>
    </style:style>
    <style:style style:name="P17" style:family="paragraph" style:parent-style-name="ByLine">
      <style:paragraph-properties fo:margin-top="0in" fo:margin-bottom="0in" loext:contextual-spacing="false"/>
    </style:style>
    <style:style style:name="P18" style:family="paragraph" style:parent-style-name="ByLine">
      <style:paragraph-properties fo:margin-top="0in" fo:margin-bottom="0in" loext:contextual-spacing="false"/>
      <style:text-properties officeooo:rsid="0014ae61" officeooo:paragraph-rsid="0014ae61"/>
    </style:style>
    <style:style style:name="P19" style:family="paragraph" style:parent-style-name="line" style:master-page-name="Standard">
      <style:paragraph-properties style:page-number="1"/>
    </style:style>
    <style:style style:name="P20" style:family="paragraph" style:parent-style-name="Standard">
      <style:text-properties style:font-name="Times New Roman" officeooo:paragraph-rsid="00156544" style:font-name-complex="Times New Roman" style:font-size-complex="12pt"/>
    </style:style>
    <style:style style:name="P21" style:family="paragraph" style:parent-style-name="Standard">
      <style:text-properties style:font-name="Times New Roman" officeooo:rsid="00156544" officeooo:paragraph-rsid="00156544" style:font-name-complex="Times New Roman" style:font-size-complex="12pt"/>
    </style:style>
    <style:style style:name="P22" style:family="paragraph" style:parent-style-name="Standard">
      <style:paragraph-properties fo:margin-top="0.028in" fo:margin-bottom="0.028in" loext:contextual-spacing="false"/>
      <style:text-properties officeooo:rsid="0016b9d5" officeooo:paragraph-rsid="0016b9d5"/>
    </style:style>
    <style:style style:name="P23" style:family="paragraph" style:parent-style-name="Heading">
      <style:text-properties officeooo:rsid="0016b9d5" officeooo:paragraph-rsid="0016b9d5"/>
    </style:style>
    <style:style style:name="P24" style:family="paragraph" style:parent-style-name="ByLine">
      <style:text-properties officeooo:rsid="0016b9d5" officeooo:paragraph-rsid="0016b9d5"/>
    </style:style>
    <style:style style:name="P25" style:family="paragraph" style:parent-style-name="template">
      <style:text-properties fo:font-style="normal" style:font-style-asian="normal" style:font-style-complex="italic"/>
    </style:style>
    <style:style style:name="P26" style:family="paragraph" style:parent-style-name="template">
      <style:text-properties fo:font-style="normal" officeooo:rsid="001790e9" officeooo:paragraph-rsid="001790e9" style:font-style-asian="normal"/>
    </style:style>
    <style:style style:name="P27" style:family="paragraph" style:parent-style-name="template" style:list-style-name="L1">
      <style:text-properties fo:font-style="normal" officeooo:rsid="001790e9" officeooo:paragraph-rsid="001790e9" style:font-style-asian="normal"/>
    </style:style>
    <style:style style:name="P28" style:family="paragraph" style:parent-style-name="template">
      <style:text-properties fo:font-style="normal" officeooo:rsid="0019892a" officeooo:paragraph-rsid="0019892a" style:font-style-asian="normal"/>
    </style:style>
    <style:style style:name="P29" style:family="paragraph" style:parent-style-name="template" style:list-style-name="WW8Num3"/>
    <style:style style:name="P30" style:family="paragraph" style:parent-style-name="Heading_20_1" style:master-page-name="Convert_20_2">
      <style:paragraph-properties style:page-number="1"/>
    </style:style>
    <style:style style:name="P31" style:family="paragraph" style:parent-style-name="TOCEntry" style:master-page-name="Convert_20_1">
      <style:paragraph-properties style:page-number="auto"/>
    </style:style>
    <style:style style:name="P32" style:family="paragraph" style:parent-style-name="Heading_20_2">
      <style:text-properties officeooo:rsid="00156544" officeooo:paragraph-rsid="00156544"/>
    </style:style>
    <style:style style:name="T1" style:family="text">
      <style:text-properties fo:font-size="12pt" style:font-size-asian="12pt"/>
    </style:style>
    <style:style style:name="T2" style:family="text">
      <style:text-properties officeooo:rsid="00156544"/>
    </style:style>
    <style:style style:name="T3" style:family="text">
      <style:text-properties fo:font-style="normal" style:font-style-asian="normal"/>
    </style:style>
    <style:style style:name="T4" style:family="text">
      <style:text-properties fo:font-style="normal" officeooo:rsid="001790e9" style:font-style-asian="normal"/>
    </style:style>
    <style:style style:name="T5" style:family="text">
      <style:text-properties officeooo:rsid="0014ae61"/>
    </style:style>
    <style:style style:name="T6" style:family="text">
      <style:text-properties officeooo:rsid="0016b9d5"/>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Heading">Software Requirements Specification</text:p>
      <text:p text:style-name="P10">for</text:p>
      <text:p text:style-name="P23">ZNS JSON Explorer</text:p>
      <text:p text:style-name="ByLine">Version <text:span text:style-name="T6">0.0.1</text:span></text:p>
      <text:p text:style-name="P17">Prepared by <text:span text:style-name="T5">Zacher Network Solutions</text:span></text:p>
      <text:p text:style-name="P17"/>
      <text:p text:style-name="P18"/>
      <text:p text:style-name="ByLine"/>
      <text:p text:style-name="ByLine"/>
      <text:p text:style-name="P24">03/04/2019</text:p>
      <text:p text:style-name="P31"><text:bookmark-start text:name="__RefHeading___Toc277493561"/>Table of Contents<text:bookmark-end text:name="__RefHeading___Toc277493561"/></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left" style:position="0.25in"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0.8335in"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TOCentry"/>
          </text:index-source-styles>
        </text:table-of-content-source>
        <text:index-body>
          <text:p text:style-name="P11">1. <text:s/>Introduction<text:tab/><text:a xlink:type="simple" xlink:href="#__RefHeading___Toc277493563" text:style-name="Index_20_Link" text:visited-style-name="Index_20_Link"><text:span text:style-name="Index_20_Link">1</text:span></text:a></text:p>
          <text:p text:style-name="P12">1.1 <text:s/>Purpose<text:tab/><text:a xlink:type="simple" xlink:href="#__RefHeading___Toc160_243430195" text:style-name="Index_20_Link" text:visited-style-name="Index_20_Link"><text:span text:style-name="Index_20_Link">1</text:span></text:a></text:p>
          <text:p text:style-name="P12">1.2 <text:s/>Intended Audience and Reading Suggestions<text:tab/><text:a xlink:type="simple" xlink:href="#__RefHeading___Toc277493565" text:style-name="Index_20_Link" text:visited-style-name="Index_20_Link"><text:span text:style-name="Index_20_Link">1</text:span></text:a></text:p>
          <text:p text:style-name="P12">1.3 <text:s/>Project Scope<text:tab/><text:a xlink:type="simple" xlink:href="#__RefHeading___Toc277493566" text:style-name="Index_20_Link" text:visited-style-name="Index_20_Link"><text:span text:style-name="Index_20_Link">1</text:span></text:a></text:p>
          <text:p text:style-name="P11">2. <text:s/>Overall Description<text:tab/><text:a xlink:type="simple" xlink:href="#__RefHeading___Toc277493567" text:style-name="Index_20_Link" text:visited-style-name="Index_20_Link"><text:span text:style-name="Index_20_Link">1</text:span></text:a></text:p>
          <text:p text:style-name="P12">2.1 <text:s/>Product Perspective<text:tab/><text:a xlink:type="simple" xlink:href="#__RefHeading___Toc277493568" text:style-name="Index_20_Link" text:visited-style-name="Index_20_Link"><text:span text:style-name="Index_20_Link">1</text:span></text:a></text:p>
          <text:p text:style-name="P12">2.2 <text:s/>Product Features<text:tab/><text:a xlink:type="simple" xlink:href="#__RefHeading___Toc277493569" text:style-name="Index_20_Link" text:visited-style-name="Index_20_Link"><text:span text:style-name="Index_20_Link">1</text:span></text:a></text:p>
          <text:p text:style-name="P12">2.3 <text:s/>Operating Environment<text:tab/><text:a xlink:type="simple" xlink:href="#__RefHeading___Toc277493570" text:style-name="Index_20_Link" text:visited-style-name="Index_20_Link"><text:span text:style-name="Index_20_Link">1</text:span></text:a></text:p>
          <text:p text:style-name="P12">2.4 <text:s/>Design and Implementation Constraints<text:tab/><text:a xlink:type="simple" xlink:href="#__RefHeading___Toc277493571" text:style-name="Index_20_Link" text:visited-style-name="Index_20_Link"><text:span text:style-name="Index_20_Link">1</text:span></text:a></text:p>
          <text:p text:style-name="P12">2.5 <text:s/>User Documentation<text:tab/><text:a xlink:type="simple" xlink:href="#__RefHeading___Toc277493572" text:style-name="Index_20_Link" text:visited-style-name="Index_20_Link"><text:span text:style-name="Index_20_Link">1</text:span></text:a></text:p>
          <text:p text:style-name="P12">2.6 <text:s/>Assumptions and Dependencies<text:tab/><text:a xlink:type="simple" xlink:href="#__RefHeading___Toc277493573" text:style-name="Index_20_Link" text:visited-style-name="Index_20_Link"><text:span text:style-name="Index_20_Link">2</text:span></text:a></text:p>
          <text:p text:style-name="P11">3. <text:s/>Functional Requirements<text:tab/><text:a xlink:type="simple" xlink:href="#__RefHeading___Toc277493574" text:style-name="Index_20_Link" text:visited-style-name="Index_20_Link"><text:span text:style-name="Index_20_Link">2</text:span></text:a></text:p>
          <text:p text:style-name="P12">3.1 <text:s/>&lt;Describe Requirement 1&gt;:<text:tab/><text:a xlink:type="simple" xlink:href="#__RefHeading___Toc277493575" text:style-name="Index_20_Link" text:visited-style-name="Index_20_Link"><text:span text:style-name="Index_20_Link">2</text:span></text:a></text:p>
          <text:p text:style-name="P12">3.2 <text:s/>&lt;Describe Requirement 2&gt;:<text:tab/><text:a xlink:type="simple" xlink:href="#__RefHeading___Toc277493576" text:style-name="Index_20_Link" text:visited-style-name="Index_20_Link"><text:span text:style-name="Index_20_Link">2</text:span></text:a></text:p>
          <text:p text:style-name="P12">3.3 <text:s/>&lt;Describe Requirement 3&gt;:<text:tab/><text:a xlink:type="simple" xlink:href="#__RefHeading___Toc277493577" text:style-name="Index_20_Link" text:visited-style-name="Index_20_Link"><text:span text:style-name="Index_20_Link">2</text:span></text:a></text:p>
          <text:p text:style-name="P11">4. <text:s/>Requirements Breakdown:<text:tab/><text:a xlink:type="simple" xlink:href="#__RefHeading___Toc277493578" text:style-name="Index_20_Link" text:visited-style-name="Index_20_Link"><text:span text:style-name="Index_20_Link">2</text:span></text:a></text:p>
          <text:p text:style-name="P12">4.1 <text:s/>&lt;Requirement 1&gt;<text:tab/><text:a xlink:type="simple" xlink:href="#__RefHeading___Toc277493579" text:style-name="Index_20_Link" text:visited-style-name="Index_20_Link"><text:span text:style-name="Index_20_Link">2</text:span></text:a></text:p>
          <text:p text:style-name="P12">4.2 <text:s/>&lt;Requirement 2&gt;<text:tab/><text:a xlink:type="simple" xlink:href="#__RefHeading___Toc277493580" text:style-name="Index_20_Link" text:visited-style-name="Index_20_Link"><text:span text:style-name="Index_20_Link">2</text:span></text:a></text:p>
          <text:p text:style-name="P12">4.3 <text:s/>&lt;Requirement 3&gt;<text:tab/><text:a xlink:type="simple" xlink:href="#__RefHeading___Toc162_243430195" text:style-name="Index_20_Link" text:visited-style-name="Index_20_Link"><text:span text:style-name="Index_20_Link">2</text:span></text:a></text:p>
          <text:p text:style-name="P11">5. <text:s/>External Interface Requirements<text:tab/><text:a xlink:type="simple" xlink:href="#__RefHeading___Toc277493591" text:style-name="Index_20_Link" text:visited-style-name="Index_20_Link"><text:span text:style-name="Index_20_Link">2</text:span></text:a></text:p>
          <text:p text:style-name="P12">5.1 <text:s/>User Interface<text:tab/><text:a xlink:type="simple" xlink:href="#__RefHeading___Toc277493592" text:style-name="Index_20_Link" text:visited-style-name="Index_20_Link"><text:span text:style-name="Index_20_Link">2</text:span></text:a></text:p>
          <text:p text:style-name="P12">5.2 <text:s/>Hardware Interfaces<text:tab/><text:a xlink:type="simple" xlink:href="#__RefHeading___Toc277493593" text:style-name="Index_20_Link" text:visited-style-name="Index_20_Link"><text:span text:style-name="Index_20_Link">3</text:span></text:a></text:p>
          <text:p text:style-name="P12">5.3 <text:s/>Software Interfaces<text:tab/><text:a xlink:type="simple" xlink:href="#__RefHeading___Toc277493594" text:style-name="Index_20_Link" text:visited-style-name="Index_20_Link"><text:span text:style-name="Index_20_Link">3</text:span></text:a></text:p>
          <text:p text:style-name="P12">5.4 <text:s/>Communications Interfaces<text:tab/><text:a xlink:type="simple" xlink:href="#__RefHeading___Toc277493595" text:style-name="Index_20_Link" text:visited-style-name="Index_20_Link"><text:span text:style-name="Index_20_Link">3</text:span></text:a></text:p>
          <text:p text:style-name="P11">6. <text:s/>Other Nonfunctional Requirements<text:tab/><text:a xlink:type="simple" xlink:href="#__RefHeading___Toc277493596" text:style-name="Index_20_Link" text:visited-style-name="Index_20_Link"><text:span text:style-name="Index_20_Link">3</text:span></text:a></text:p>
          <text:p text:style-name="P12">6.1 <text:s/>Performance Requirements<text:tab/><text:a xlink:type="simple" xlink:href="#__RefHeading___Toc277493597" text:style-name="Index_20_Link" text:visited-style-name="Index_20_Link"><text:span text:style-name="Index_20_Link">3</text:span></text:a></text:p>
          <text:p text:style-name="P12">6.2 <text:s/>Safety Requirements<text:tab/><text:a xlink:type="simple" xlink:href="#__RefHeading___Toc277493598" text:style-name="Index_20_Link" text:visited-style-name="Index_20_Link"><text:span text:style-name="Index_20_Link">3</text:span></text:a></text:p>
          <text:p text:style-name="P12">6.3 <text:s/>Security Requirements<text:tab/><text:a xlink:type="simple" xlink:href="#__RefHeading___Toc277493599" text:style-name="Index_20_Link" text:visited-style-name="Index_20_Link"><text:span text:style-name="Index_20_Link">3</text:span></text:a></text:p>
          <text:p text:style-name="P12">6.4 <text:s/>Software Quality Attributes<text:tab/><text:a xlink:type="simple" xlink:href="#__RefHeading___Toc277493600" text:style-name="Index_20_Link" text:visited-style-name="Index_20_Link"><text:span text:style-name="Index_20_Link">3</text:span></text:a></text:p>
          <text:p text:style-name="P11">7. <text:s/>Other Requirements<text:tab/><text:a xlink:type="simple" xlink:href="#__RefHeading___Toc277493601" text:style-name="Index_20_Link" text:visited-style-name="Index_20_Link"><text:span text:style-name="Index_20_Link">3</text:span></text:a></text:p>
          <text:p text:style-name="P12">7.1 <text:s/>Data Requirements<text:tab/><text:a xlink:type="simple" xlink:href="#__RefHeading___Toc277493602" text:style-name="Index_20_Link" text:visited-style-name="Index_20_Link"><text:span text:style-name="Index_20_Link">3</text:span></text:a></text:p>
          <text:p text:style-name="P12">7.2 <text:s/>Reuse Requirements<text:tab/><text:a xlink:type="simple" xlink:href="#__RefHeading___Toc277493603" text:style-name="Index_20_Link" text:visited-style-name="Index_20_Link"><text:span text:style-name="Index_20_Link">3</text:span></text:a></text:p>
        </text:index-body>
      </text:table-of-content>
      <text:p text:style-name="P2"/>
      <text:p text:style-name="P3"/>
      <text:p text:style-name="P13"><text:bookmark-start text:name="__RefHeading___Toc277493562"/>Revision History<text:bookmark-end text:name="__RefHeading___Toc277493562"/></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Name</text:p>
          </table:table-cell>
          <table:table-cell table:style-name="Table1.B1" office:value-type="string">
            <text:p text:style-name="P8">Date</text:p>
          </table:table-cell>
          <table:table-cell table:style-name="Table1.B1" office:value-type="string">
            <text:p text:style-name="P8">Reason For Changes</text:p>
          </table:table-cell>
          <table:table-cell table:style-name="Table1.D1" office:value-type="string">
            <text:p text:style-name="P8">Version</text:p>
          </table:table-cell>
        </table:table-row>
        <table:table-row table:style-name="Table1.1">
          <table:table-cell table:style-name="Table1.A2" office:value-type="string">
            <text:p text:style-name="P22">JPZ</text:p>
          </table:table-cell>
          <table:table-cell table:style-name="Table1.B2" office:value-type="string">
            <text:p text:style-name="P22">3/4/19</text:p>
          </table:table-cell>
          <table:table-cell table:style-name="Table1.B2" office:value-type="string">
            <text:p text:style-name="P7">Initial Draft</text:p>
          </table:table-cell>
          <table:table-cell table:style-name="Table1.D2" office:value-type="string">
            <text:p text:style-name="P9">1.0</text:p>
          </table:table-cell>
        </table:table-row>
        <table:table-row table:style-name="Table1.1">
          <table:table-cell table:style-name="Table1.A3" office:value-type="string">
            <text:p text:style-name="P7"/>
          </table:table-cell>
          <table:table-cell table:style-name="Table1.B3" office:value-type="string">
            <text:p text:style-name="P7"/>
          </table:table-cell>
          <table:table-cell table:style-name="Table1.B3" office:value-type="string">
            <text:p text:style-name="P7"/>
          </table:table-cell>
          <table:table-cell table:style-name="Table1.D3" office:value-type="string">
            <text:p text:style-name="P9"/>
          </table:table-cell>
        </table:table-row>
      </table:table>
      <text:p text:style-name="P5"/>
      <text:p text:style-name="P5"/>
      <text:h text:style-name="P30" text:outline-level="1"><text:bookmark-start text:name="__RefHeading___Toc277493563"/>Introduction<text:bookmark-end text:name="__RefHeading___Toc277493563"/></text:h>
      <text:h text:style-name="Heading_20_2" text:outline-level="2"><text:bookmark-start text:name="__RefHeading___Toc277493564"/>Purpose <text:bookmark-end text:name="__RefHeading___Toc277493564"/></text:h>
      <text:p text:style-name="P16">The purpose of this document is to define the requirements for creating <text:span text:style-name="T6">the ZNS JSON Explorer </text:span>. <text:s/>This document will outline all of the necessary information to start development.</text:p>
      <text:h text:style-name="Heading_20_2" text:outline-level="2"><text:bookmark-start text:name="__RefHeading___Toc277493565"/>Intended Audience and Reading Suggestions<text:bookmark-end text:name="__RefHeading___Toc277493565"/></text:h>
      <text:p text:style-name="template"><text:span text:style-name="T3">The intended audience for this document is </text:span><text:span text:style-name="T4">in house developers and anyone interested in contributing to this open source project</text:span><text:span text:style-name="T3">. Throughout the rest of this document it the project will be broken up into sections for: Project Description, System Features, External Interface Requirements, and Non Functional Requirements. <text:s/>There is also a glossary of common terms found throughout the document.</text:span></text:p>
      <text:h text:style-name="Heading_20_2" text:outline-level="2"><text:bookmark-start text:name="__RefHeading___Toc277493566"/>Project Scope<text:bookmark-end text:name="__RefHeading___Toc277493566"/></text:h>
      <text:p text:style-name="P26">This is a project is to make working with JSON data as easy as working with any other structured data. The benefit of this technique is we can search, edit, or create JSON data like any other data. The goal is to simply working with JSON data for the average user. This will allow users to interact with cloud based applications. </text:p>
      <text:p text:style-name="P26"/>
      <text:p text:style-name="P26">This project will be written in GAMBAS which is a Rapid Applications Development environment for the GNU/Linux Operating System.</text:p>
      <text:p text:style-name="P26"/>
      <text:h text:style-name="Heading_20_1" text:outline-level="1"><text:bookmark-start text:name="__RefHeading___Toc277493567"/>Overall Description<text:bookmark-end text:name="__RefHeading___Toc277493567"/></text:h>
      <text:h text:style-name="Heading_20_2" text:outline-level="2"><text:bookmark-start text:name="__RefHeading___Toc277493568"/>Product Perspective<text:bookmark-end text:name="__RefHeading___Toc277493568"/></text:h>
      <text:p text:style-name="P26">The project will Read a JSON file from local storage, http or ftp. It will present the contents on a windowed form. Users can also create an empty JSON file. The user can add, edit, delete, and update the JSON data. It can then be saved and written to local storage, transferred with ftp, or posted/put as http data. It will also allow for a more familiar path type of search through the objects.</text:p>
      <text:p text:style-name="P26">This will be a part of a larger application suite and can be tailored to any cloud based application.</text:p>
      <text:h text:style-name="Heading_20_2" text:outline-level="2"><text:bookmark-start text:name="__RefHeading___Toc277493569"/>Product Features<text:bookmark-end text:name="__RefHeading___Toc277493569"/></text:h>
      <text:list xml:id="list1571208433" text:style-name="L1">
        <text:list-item>
          <text:p text:style-name="P27">Read JSON files from multiple sources.</text:p>
        </text:list-item>
        <text:list-item>
          <text:p text:style-name="P27">Create custom JSON files.</text:p>
        </text:list-item>
        <text:list-item>
          <text:p text:style-name="P27">Edit and rearrange JSON files.</text:p>
        </text:list-item>
        <text:list-item>
          <text:p text:style-name="P27">Search JSON files with a familiar path format.</text:p>
        </text:list-item>
        <text:list-item>
          <text:p text:style-name="P27">Validate JSON files and write well formed JSON.</text:p>
        </text:list-item>
        <text:list-item>
          <text:p text:style-name="P27"><text:soft-page-break/>Save or post JSON data.</text:p>
        </text:list-item>
      </text:list>
      <text:h text:style-name="Heading_20_2" text:outline-level="2"><text:bookmark-start text:name="__RefHeading___Toc277493570"/>Operating Environment<text:bookmark-end text:name="__RefHeading___Toc277493570"/></text:h>
      <text:p text:style-name="P26">The initial operating environment for this project is GNU/Linux.</text:p>
      <text:h text:style-name="Heading_20_2" text:outline-level="2"><text:bookmark-start text:name="__RefHeading___Toc277493571"/>Design and Implementation Constraints<text:bookmark-end text:name="__RefHeading___Toc277493571"/></text:h>
      <text:p text:style-name="P28">This software will be open source and all software used to produce this application will be open source. This application must be intuitive for a Window’s user to understand. The application must have optional low level presentations of the data available but the default presentations must be human readable.</text:p>
      <text:h text:style-name="Heading_20_2" text:outline-level="2"><text:bookmark-start text:name="__RefHeading___Toc277493572"/>User Documentation<text:bookmark-end text:name="__RefHeading___Toc277493572"/></text:h>
      <text:p text:style-name="P28">The application API and User’s Manual will be maintained in the wiki at github.</text:p>
      <text:h text:style-name="Heading_20_2" text:outline-level="2"><text:bookmark-start text:name="__RefHeading___Toc277493573"/>Assumptions and Dependencies<text:bookmark-end text:name="__RefHeading___Toc277493573"/></text:h>
      <text:p text:style-name="P28">This project depends heavily on the JSON specification – <text:s/>ECMA-404.</text:p>
      <text:h text:style-name="Heading_20_1" text:outline-level="1"><text:bookmark-start text:name="__RefHeading___Toc277493574"/>Functional Requirements<text:bookmark-end text:name="__RefHeading___Toc277493574"/></text:h>
      <text:h text:style-name="Heading_20_2" text:outline-level="2"><text:bookmark-start text:name="__RefHeading___Toc277493575"/><text:span text:style-name="T2">&lt;Describe Requirement 1&gt;</text:span>:<text:bookmark-end text:name="__RefHeading___Toc277493575"/></text:h>
      <text:p text:style-name="P4"/>
      <text:h text:style-name="Heading_20_2" text:outline-level="2"><text:bookmark-start text:name="__RefHeading___Toc277493576"/><text:span text:style-name="T2">&lt;Describe Requirement 2&gt;</text:span>:<text:bookmark-end text:name="__RefHeading___Toc277493576"/></text:h>
      <text:p text:style-name="Standard"/>
      <text:h text:style-name="P32" text:outline-level="2"><text:bookmark-start text:name="__RefHeading___Toc277493577"/>&lt;Describe Requirement 3&gt;:<text:bookmark-end text:name="__RefHeading___Toc277493577"/></text:h>
      <text:p text:style-name="Standard"/>
      <text:h text:style-name="Heading_20_1" text:outline-level="1"><text:bookmark-start text:name="__RefHeading___Toc277493578"/><text:soft-page-break/>Requirements Breakdown:<text:bookmark-end text:name="__RefHeading___Toc277493578"/></text:h>
      <text:h text:style-name="P32" text:outline-level="2"><text:bookmark-start text:name="__RefHeading___Toc277493579"/>&lt;Requirement 1&gt;<text:bookmark-end text:name="__RefHeading___Toc277493579"/></text:h>
      <text:h text:style-name="P32" text:outline-level="2"><text:bookmark-start text:name="__RefHeading___Toc277493580"/>&lt;Requirement 2&gt;<text:bookmark-end text:name="__RefHeading___Toc277493580"/></text:h>
      <text:h text:style-name="Heading_20_2" text:outline-level="2"><text:bookmark-start text:name="__RefHeading___Toc162_243430195"/>&lt;Requirement 3&gt;<text:bookmark-end text:name="__RefHeading___Toc162_243430195"/></text:h>
      <text:p text:style-name="P6"/>
      <text:p text:style-name="P20"/>
      <text:p text:style-name="P21"/>
      <text:h text:style-name="Heading_20_1" text:outline-level="1"><text:bookmark-start text:name="__RefHeading___Toc277493591"/>External Interface Requirements<text:bookmark-end text:name="__RefHeading___Toc277493591"/></text:h>
      <text:h text:style-name="Heading_20_2" text:outline-level="2"><text:bookmark-start text:name="__RefHeading___Toc277493592"/>User Interface<text:bookmark-end text:name="__RefHeading___Toc277493592"/></text:h>
      <text:p text:style-name="Standard"/>
      <text:h text:style-name="Heading_20_2" text:outline-level="2"><text:bookmark-start text:name="__RefHeading___Toc277493593"/>Hardware Interfaces<text:bookmark-end text:name="__RefHeading___Toc277493593"/></text:h>
      <text:p text:style-name="P15"/>
      <text:h text:style-name="Heading_20_2" text:outline-level="2"><text:bookmark-start text:name="__RefHeading___Toc277493594"/>Software Interfaces<text:bookmark-end text:name="__RefHeading___Toc277493594"/></text:h>
      <text:p text:style-name="P15"/>
      <text:h text:style-name="Heading_20_2" text:outline-level="2"><text:bookmark-start text:name="__RefHeading___Toc277493595"/>Communications Interfaces<text:bookmark-end text:name="__RefHeading___Toc277493595"/></text:h>
      <text:p text:style-name="P15"/>
      <text:h text:style-name="Heading_20_1" text:outline-level="1"><text:bookmark-start text:name="__RefHeading___Toc277493596"/>Other Nonfunctional Requirements<text:bookmark-end text:name="__RefHeading___Toc277493596"/></text:h>
      <text:h text:style-name="Heading_20_2" text:outline-level="2"><text:bookmark-start text:name="__RefHeading___Toc277493597"/>Performance Requirements<text:bookmark-end text:name="__RefHeading___Toc277493597"/></text:h>
      <text:p text:style-name="P15"/>
      <text:h text:style-name="Heading_20_2" text:outline-level="2"><text:bookmark-start text:name="__RefHeading___Toc277493598"/><text:soft-page-break/>Safety Requirements<text:bookmark-end text:name="__RefHeading___Toc277493598"/></text:h>
      <text:p text:style-name="P15"/>
      <text:h text:style-name="Heading_20_2" text:outline-level="2"><text:bookmark-start text:name="__RefHeading___Toc277493599"/>Security Requirements<text:bookmark-end text:name="__RefHeading___Toc277493599"/></text:h>
      <text:p text:style-name="P15"/>
      <text:h text:style-name="Heading_20_2" text:outline-level="2"><text:bookmark-start text:name="__RefHeading___Toc277493600"/>Software Quality Attributes<text:bookmark-end text:name="__RefHeading___Toc277493600"/></text:h>
      <text:p text:style-name="P15"/>
      <text:h text:style-name="Heading_20_1" text:outline-level="1"><text:bookmark-start text:name="__RefHeading___Toc277493601"/>Other Requirements<text:bookmark-end text:name="__RefHeading___Toc277493601"/></text:h>
      <text:h text:style-name="Heading_20_2" text:outline-level="2"><text:bookmark-start text:name="__RefHeading___Toc277493602"/>Data Requirements<text:bookmark-end text:name="__RefHeading___Toc277493602"/></text:h>
      <text:p text:style-name="Standard"/>
      <text:p text:style-name="Standard"/>
      <text:h text:style-name="Heading_20_2" text:outline-level="2"><text:bookmark-start text:name="__RefHeading___Toc277493603"/>Reuse Requirements<text:bookmark-end text:name="__RefHeading___Toc277493603"/></text:h>
      <text:p text:style-name="Standard"/>
      <text:p text:style-name="Standard"/>
      <text:p text:style-name="TOCEntry"><text:bookmark-start text:name="__RefHeading___Toc277493604"/>Appendix A: Glossary<text:bookmark-end text:name="__RefHeading___Toc277493604"/></text:p>
      <text:list xml:id="list30156168" text:style-name="WW8Num3">
        <text:list-item>
          <text:p text:style-name="P29"/>
        </text:list-item>
      </text:list>
      <text:p text:style-name="TOCEntry"><text:bookmark-start text:name="__RefHeading___Toc277493605"/>Appendix B: Issues List<text:bookmark-end text:name="__RefHeading___Toc277493605"/></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Times New Roman1" svg:font-family="'Times New Roman'"/>
    <style:font-face style:name="Courier New" svg:font-family="'Courier New'" style:font-family-generic="modern"/>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loext: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none" fo:country="none" fo:font-weight="bold" style:language-asian="none" style:country-asian="none"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loext: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loext: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none" fo:country="none" style:font-size-asian="11pt" style:language-asian="none" style:country-asian="none"/>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loext:contextual-spacing="false" fo:text-indent="-0.690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List_20_Paragraph" style:display-name="List Paragraph" style:family="paragraph" style:parent-style-name="Standard">
      <style:paragraph-properties fo:margin-left="0.5in" fo:margin-right="0in" fo:margin-top="0in" fo:margin-bottom="0in" loext:contextual-spacing="true" fo:line-height="100%" fo:text-indent="0in" style:auto-text-indent="false"/>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font-size-complex="12pt" style:language-complex="en" style:country-complex="U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text-properties fo:color="#000000" fo:font-weight="bold" style:font-weight-asian="bold"/>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25in" style:type="center"/>
          <style:tab-stop style:position="6.6874in" style:type="right"/>
        </style:tab-stops>
      </style:paragraph-properties>
    </style:style>
    <style:style style:name="MT1" style:family="text">
      <style:text-properties fo:font-size="12pt" style:font-size-asian="12pt"/>
    </style:style>
    <style:style style:name="MT2" style:family="text">
      <style:text-properties officeooo:rsid="00156544"/>
    </style:style>
    <style:page-layout style:name="Mpm1">
      <style:page-layout-properties fo:page-width="8.5in" fo:page-height="11in" style:num-format="i"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master-page style:name="Convert_20_1" style:display-name="Convert 1" style:page-layout-name="Mpm2">
      <style:header>
        <text:p text:style-name="Header">Software<text:span text:style-name="MT1"> </text:span>Requirements Specification for &lt;Project&gt;<text:tab/><text:tab/>Page <text:page-number text:select-page="current">iii</text:page-number></text:p>
      </style:header>
      <style:footer>
        <text:p text:style-name="Footer"/>
      </style:footer>
    </style:master-page>
    <style:master-page style:name="Convert_20_2" style:display-name="Convert 2" style:page-layout-name="Mpm3">
      <style:header>
        <text:p text:style-name="MP1">Software<text:span text:style-name="MT1"> </text:span>Requirements Specification for <text:span text:style-name="MT2">&lt;Project&gt;</text:span><text:tab/><text:tab/>Page <text:page-number text:select-page="current">4</text:page-number></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Specification</dc:title>
    <meta:creation-date>2019-03-13T18:34:38.812015474</meta:creation-date>
    <meta:editing-cycles>3</meta:editing-cycles>
    <meta:editing-duration>PT8M57S</meta:editing-duration>
    <meta:generator>LibreOffice/6.0.7.3$Linux_X86_64 LibreOffice_project/00m0$Build-3</meta:generator>
    <dc:date>2019-03-13T19:00:08.123079244</dc:date>
    <meta:document-statistic meta:table-count="1" meta:image-count="0" meta:object-count="0" meta:page-count="8" meta:paragraph-count="101" meta:word-count="681" meta:character-count="4296" meta:non-whitespace-character-count="3714"/>
    <meta:user-defined meta:name="dgnword-docGUID">dgnword-docGUID</meta:user-defined>
    <meta:user-defined meta:name="dgnword-eventsink">dgnword-eventsink</meta:user-defined>
    <meta:template xlink:type="simple" xlink:actuate="onRequest" xlink:title="Project Specification" xlink:href="../../../../Templates/Project%20Specification.ott" meta:date="2019-03-13T18:34:38.249858005"/>
  </office:meta>
</office:document-meta>
</file>